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193000001378125EA05.eps" manifest:media-type=""/>
  <manifest:file-entry manifest:full-path="Pictures/10000000000000200000002000309F1C.png" manifest:media-type="image/png"/>
  <manifest:file-entry manifest:full-path="Pictures/20000001000000FE000000FA28DF3A34.svm" manifest:media-type=""/>
  <manifest:file-entry manifest:full-path="Pictures/20000001000001DE000000FAEEBF83F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xml:id="id2" draw:id="id2" draw:layer="layout" svg:width="4.277cm" svg:height="3.301cm" svg:x="4.23cm" svg:y="0.711cm">
          <draw:image xlink:href="Pictures/2000000200000193000001378125EA05.eps" xlink:type="simple" xlink:show="embed" xlink:actuate="onLoad">
            <text:p/>
          </draw:image>
          <draw:glue-point draw:id="4" svg:x="0.395cm" svg:y="-2.777cm"/>
          <draw:glue-point draw:id="5" svg:x="0.395cm" svg:y="-1.808cm"/>
        </draw:frame>
        <draw:frame draw:style-name="gr2" draw:text-style-name="P1" draw:layer="layout" svg:width="0.572cm" svg:height="0.299cm" svg:x="7.635cm" svg:y="0.363cm">
          <draw:image xlink:href="Pictures/20000001000001DE000000FAEEBF83FD.svm" xlink:type="simple" xlink:show="embed" xlink:actuate="onLoad">
            <text:p/>
          </draw:image>
        </draw:frame>
        <draw:frame draw:style-name="gr2" draw:text-style-name="P1" draw:layer="layout" svg:width="0.572cm" svg:height="0.299cm" svg:x="4.504cm" svg:y="1.466cm">
          <draw:image xlink:href="Pictures/20000001000001DE000000FAEEBF83FD.svm" xlink:type="simple" xlink:show="embed" xlink:actuate="onLoad">
            <text:p/>
          </draw:image>
        </draw:frame>
        <draw:frame draw:style-name="gr2" draw:text-style-name="P1" draw:layer="layout" svg:width="0.572cm" svg:height="0.299cm" svg:x="5.397cm" svg:y="2.558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2" draw:layer="layout" svg:width="1.416cm" svg:height="0.569cm" svg:x="2.978cm" svg:y="2.103cm">
          <draw:text-box>
            <text:p><text:span text:style-name="T1">TMP37</text:span></text:p>
          </draw:text-box>
        </draw:frame>
        <draw:frame draw:style-name="gr3" draw:text-style-name="P2" draw:layer="layout" svg:width="1.747cm" svg:height="0.696cm" svg:x="4.939cm" svg:y="1.852cm">
          <draw:text-box>
            <text:p><text:span text:style-name="T1">درجہ حرارت</text:span></text:p>
          </draw:text-box>
        </draw:frame>
        <draw:frame draw:style-name="gr3" draw:text-style-name="P2" draw:layer="layout" svg:width="2.335cm" svg:height="0.696cm" svg:x="5.744cm" svg:y="3.186cm">
          <draw:text-box>
            <text:p><text:span text:style-name="T1">مقررہ درجہ حرارت</text:span></text:p>
          </draw:text-box>
        </draw:frame>
        <draw:frame draw:style-name="gr3" draw:text-style-name="P2" xml:id="id3" draw:id="id3" draw:layer="layout" svg:width="2.161cm" svg:height="0.696cm" svg:x="3.727cm" svg:y="0.752cm">
          <draw:text-box>
            <text:p><text:span text:style-name="T1">مقررہ میکانی دباو</text:span></text:p>
          </draw:text-box>
        </draw:frame>
        <draw:frame draw:style-name="gr3" draw:text-style-name="P2" xml:id="id1" draw:id="id1" draw:layer="layout" svg:width="2.077cm" svg:height="0.696cm" svg:x="3.996cm" svg:y="0.324cm">
          <draw:text-box>
            <text:p><text:span text:style-name="T1">لاگو میکانی دباو</text:span></text:p>
          </draw:text-box>
        </draw:frame>
        <draw:connector draw:style-name="gr4" draw:text-style-name="P1" draw:layer="layout" draw:type="curve" svg:x1="6.073cm" svg:y1="0.672cm" svg:x2="6.536cm" svg:y2="1.445cm" draw:start-shape="id1" draw:start-glue-point="1" draw:end-shape="id2" draw:end-glue-point="4" svg:d="m6073 672c309 0 463 257 463 773">
          <text:p/>
        </draw:connector>
        <draw:connector draw:style-name="gr4" draw:text-style-name="P1" draw:layer="layout" draw:type="curve" draw:line-skew="-2.911cm 1.528cm" svg:x1="5.888cm" svg:y1="1.1cm" svg:x2="6.536cm" svg:y2="1.765cm" draw:start-shape="id3" draw:start-glue-point="1" draw:end-shape="id2" draw:end-glue-point="5" svg:d="m5888 1100c312 0 260 320 344 476s304 150 304 189">
          <text:p/>
        </draw:connector>
        <draw:line draw:style-name="gr5" draw:text-style-name="P1" draw:layer="layout" svg:x1="8.665cm" svg:y1="2.392cm" svg:x2="8.665cm" svg:y2="1.895cm">
          <text:p/>
        </draw:line>
        <draw:frame draw:style-name="gr3" draw:text-style-name="P2" draw:layer="layout" svg:width="1.709cm" svg:height="0.696cm" svg:x="8.698cm" svg:y="1.775cm">
          <draw:text-box>
            <text:p><text:span text:style-name="T1">مشین منقطع</text:span></text:p>
          </draw:text-box>
        </draw:frame>
        <draw:frame draw:style-name="gr6" draw:text-style-name="P1" draw:layer="layout" svg:width="0.304cm" svg:height="0.299cm" svg:x="8.136cm" svg:y="0.957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2" draw:layer="layout" svg:width="1.408cm" svg:height="0.696cm" svg:x="8.213cm" svg:y="0.838cm">
          <draw:text-box>
            <text:p><text:span text:style-name="T1">اوپرکھین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3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3-26T15:36:27</meta:creation-date>
    <meta:editing-duration>PT2H7M12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11-07T11:19:45</dc:date>
    <dc:creator>kkk </dc:creator>
    <meta:document-statistic meta:object-count="15"/>
    <meta:template xlink:type="simple" xlink:actuate="onRequest" xlink:title="kkkFigures" xlink:href="../../../../.libreoffice/3/user/template/kkkFigures.otg" meta:date="2014-03-26T15:36:26"/>
  </office:meta>
</office:document-meta>
</file>